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style:writing-mode="lr-tb"/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line-through-style="solid" style:text-line-through-type="single" fo:font-size="15pt" style:font-size-asian="15pt" style:font-size-complex="15pt"/>
    </style:style>
    <style:style style:name="T3" style:family="text">
      <style:text-properties fo:font-size="15pt" fo:language="es" fo:country="ES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12.209cm" svg:x="2.103cm" svg:y="1.401cm" presentation:class="title" presentation:user-transformed="true">
          <draw:text-box>
            <text:p>“NI”<text:line-break/><text:line-break/>La cosa pensante</text:p>
          </draw:text-box>
        </draw:frame>
        <draw:frame presentation:style-name="pr1" draw:text-style-name="P3" draw:layer="layout" svg:width="17.099cm" svg:height="5.415cm" svg:x="2.104cm" svg:y="18.399cm" presentation:class="title" presentation:user-transformed="true">
          <draw:text-box>
            <text:p text:style-name="P2"><text:span text:style-name="T1">Un ensayo absurdo sobre Inteligencia </text:span><text:span text:style-name="T2">artificial</text:span><text:span text:style-name="T1"> </text:span><text:span text:style-name="T1"><text:line-break/></text:span><text:span text:style-name="T1">para </text:span><text:span text:style-name="T3">niños</text:span><text:span text:style-name="T1"> mayores de 50. <text:s/></text:span></text:p>
          </draw:text-box>
        </draw:frame>
        <draw:frame draw:style-name="gr1" draw:text-style-name="P4" draw:layer="layout" svg:width="2.132cm" svg:height="0.839cm" draw:transform="rotate (0.259181393921158) translate (14.209cm 19.942cm)">
          <draw:text-box>
            <text:p><text:span text:style-name="T1">natur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29T17:05:27.878000000</dc:date>
    <meta:editing-duration>PT3H20M44S</meta:editing-duration>
    <meta:editing-cycles>46</meta:editing-cycles>
    <meta:generator>LibreOffice/7.3.5.2$Windows_X86_64 LibreOffice_project/184fe81b8c8c30d8b5082578aee2fed2ea847c01</meta:generator>
    <meta:document-statistic meta:object-count="26"/>
  </office:meta>
</office:document-meta>
</file>